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90000009441725FFAFC2B11CF.png" manifest:media-type="image/png"/>
  <manifest:file-entry manifest:full-path="Pictures/100000000000020900000094F113EE70E7175166.pdf" manifest:media-type="application/pdf"/>
  <manifest:file-entry manifest:full-path="Pictures/10000000000002120000031B5E76095B3EDFD171.pdf" manifest:media-type="application/pdf"/>
  <manifest:file-entry manifest:full-path="Pictures/1000000000000211000002F0707BAFA86B0BDEB3.png" manifest:media-type="image/png"/>
  <manifest:file-entry manifest:full-path="Pictures/1000000000000211000002F00F24735E5CBEB969.pdf" manifest:media-type="application/pdf"/>
  <manifest:file-entry manifest:full-path="Pictures/10000000000002120000031B93D9EDF450F12F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9cm" svg:y="0.467cm" svg:width="16.409cm" svg:height="24.615cm" draw:z-index="0"><draw:image xlink:href="Pictures/10000000000002120000031B5E76095B3EDFD171.pdf" xlink:type="simple" xlink:show="embed" xlink:actuate="onLoad" loext:mime-type="application/pdf"/><draw:image xlink:href="Pictures/10000000000002120000031B93D9EDF450F12F67.png" xlink:type="simple" xlink:show="embed" xlink:actuate="onLoad"/></draw:frame></text:p>
      <text:p text:style-name="Standard"><draw:frame draw:style-name="fr1" draw:name="Image2" text:anchor-type="paragraph" svg:x="1.143cm" svg:y="0.053cm" svg:width="14.871cm" svg:height="21.14cm" draw:z-index="1"><draw:image xlink:href="Pictures/1000000000000211000002F00F24735E5CBEB969.pdf" xlink:type="simple" xlink:show="embed" xlink:actuate="onLoad" loext:mime-type="application/pdf"/><draw:image xlink:href="Pictures/1000000000000211000002F0707BAFA86B0BDEB3.png" xlink:type="simple" xlink:show="embed" xlink:actuate="onLoad"/></draw:frame><draw:frame draw:style-name="fr1" draw:name="Image3" text:anchor-type="paragraph" svg:x="1.143cm" svg:y="21.191cm" svg:width="14.801cm" svg:height="4.203cm" draw:z-index="2"><draw:image xlink:href="Pictures/100000000000020900000094F113EE70E7175166.pdf" xlink:type="simple" xlink:show="embed" xlink:actuate="onLoad" loext:mime-type="application/pdf"/><draw:image xlink:href="Pictures/10000000000002090000009441725FFAFC2B11C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2:26:43.505483947</meta:creation-date>
    <dc:date>2020-01-16T12:31:57.002093475</dc:date>
    <meta:editing-duration>PT5M14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